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5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officeooo:rsid="003d0288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5">PW - </text:span>Département des Permis et Autorisations - Direction de <text:span text:style-name="T11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6">sion</text:span> <text:span text:style-name="T5">d'affichage de l'enquête publique</text:span></text:p>
      <text:p text:style-name="P16">de permis intégré</text:p>
      <text:p text:style-name="P4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5"><text:span text:style-name="T4"><office:annotation><dc:creator>Gauthier Bastien</dc:creator><dc:date>2011-01-13T14:56:41</dc:date><text:p text:style-name="P17"><text:span text:style-name="T16">do text</text:span></text:p><text:p text:style-name="P17"><text:span text:style-name="T16">from document(at=reference, format='odt')</text:span></text:p></office:annotation></text:span><text:span text:style-name="T4">Import depuis reference.odt</text:span></text:p>
      <text:p text:style-name="P10"/>
      <text:p text:style-name="P6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4">Monsieur le Fonctionnaire Technique</text:span>,</text:p>
      <text:p text:style-name="P6"/>
      <text:p text:style-name="P8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7:58.333058011</dc:date>
    <dc:language>fr-FR</dc:language>
    <meta:editing-cycles>119</meta:editing-cycles>
    <meta:editing-duration>P1DT10H20M29S</meta:editing-duration>
    <dc:creator>bleybaert</dc:creator>
    <meta:document-statistic meta:table-count="0" meta:image-count="0" meta:object-count="0" meta:page-count="1" meta:paragraph-count="17" meta:word-count="141" meta:character-count="1120" meta:non-whitespace-character-count="1018"/>
    <meta:user-defined meta:name="Info 1"/>
    <meta:user-defined meta:name="Info 2"/>
    <meta:user-defined meta:name="Info 3"/>
    <meta:user-defined meta:name="Info 4"/>
  </office:meta>
</office:document-meta>
</file>